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opacity="100%" draw:textarea-horizontal-align="justify" draw:textarea-vertical-align="middle" draw:auto-grow-height="fals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draw:fill="none" draw:opacity="100%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b2b2b2" draw:opacity="100%" draw:textarea-horizontal-align="justify" draw:textarea-vertical-align="middle" draw:auto-grow-height="fals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5.1cm" svg:height="0.9cm" svg:x="9.3cm" svg:y="2.9cm">
          <text:p text:style-name="P1"><text:span text:style-name="T1">UE's identity receiv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3.9cm" svg:height="2.4cm" svg:x="9.9cm" svg:y="5.6cm">
          <text:p text:style-name="P1"><text:span text:style-name="T1">IMSI?</text:span></text:p>
          <text:p text:style-name="P1"><text:span text:style-name="T1">TMSI?</text:span><text:span text:style-name="T1"><text:line-break/></text:span><text:span text:style-name="T1">GUTI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curve" svg:x1="11.85cm" svg:y1="3.8cm" svg:x2="11.85cm" svg:y2="5.6cm" draw:start-shape="id1" draw:start-glue-point="2" draw:end-shape="id2" draw:end-glue-point="4" svg:d="M11850 3800v1800" svg:viewBox="0 0 1 1801">
          <text:p/>
        </draw:connector>
        <draw:connector draw:style-name="gr2" draw:text-style-name="P2" draw:layer="layout" draw:type="curve" svg:x1="11.85cm" svg:y1="8cm" svg:x2="11.851cm" svg:y2="9.801cm" draw:start-shape="id2" draw:start-glue-point="6" draw:end-shape="id3" draw:end-glue-point="4" svg:d="M11850 8000c0 1351 1 451 1 1801" svg:viewBox="0 0 2 1802">
          <text:p/>
        </draw:connector>
        <draw:connector draw:style-name="gr2" draw:text-style-name="P2" draw:layer="layout" draw:type="curve" svg:x1="9.9cm" svg:y1="6.8cm" svg:x2="7.3cm" svg:y2="6.8cm" draw:start-shape="id2" draw:start-glue-point="5" draw:end-shape="id4" draw:end-glue-point="1" svg:d="M9900 6800h-2600" svg:viewBox="0 0 2601 1">
          <text:p/>
        </draw:connector>
        <draw:custom-shape draw:style-name="gr3" draw:text-style-name="P3" xml:id="id4" draw:id="id4" draw:layer="layout" svg:width="3.2cm" svg:height="1cm" svg:x="4.1cm" svg:y="6.3cm">
          <text:p text:style-name="P3"><text:span text:style-name="T2">Run PEFMA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3.801cm" svg:y1="11.001cm" svg:x2="16.502cm" svg:y2="11.002cm" draw:start-shape="id3" draw:start-glue-point="7" draw:end-shape="id5" draw:end-glue-point="5" svg:d="M13801 11001c2026 0 676 1 2701 1" svg:viewBox="0 0 2702 2">
          <text:p/>
        </draw:connector>
        <draw:custom-shape draw:style-name="gr1" draw:text-style-name="P4" xml:id="id6" draw:id="id6" draw:layer="layout" svg:width="5.1cm" svg:height="0.9cm" svg:x="9.3cm" svg:y="14.3cm">
          <text:p text:style-name="P4"><text:span text:style-name="T1">Run UMTS/LTE AKA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1.851cm" svg:y1="12.201cm" svg:x2="11.85cm" svg:y2="14.3cm" draw:start-shape="id3" draw:start-glue-point="6" draw:end-shape="id6" draw:end-glue-point="0" svg:d="M11851 12201c0 1575-1 526-1 2099" svg:viewBox="0 0 2 2100">
          <text:p/>
        </draw:connector>
        <draw:g>
          <svg:title>TexMaths</svg:title>
          <svg:desc>20§latex§yes§svg§600§FALSE§</svg:desc>
          <draw:polygon draw:style-name="gr4" draw:layer="layout" svg:width="0.943cm" svg:height="0.441cm" svg:x="12.2cm" svg:y="8.55cm" svg:viewBox="0 0 944 442" draw:points="472,442 0,442 0,0 944,0 944,442">
            <text:p/>
          </draw:polygon>
          <draw:path draw:style-name="gr5" draw:layer="layout" svg:width="0.345cm" svg:height="0.449cm" svg:x="12.214cm" svg:y="8.55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5" draw:layer="layout" svg:width="0.273cm" svg:height="0.323cm" svg:x="12.572cm" svg:y="8.53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layer="layout" svg:width="0.231cm" svg:height="0.323cm" svg:x="12.888cm" svg:y="8.538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</draw:g>
        <draw:g>
          <svg:title>TexMaths</svg:title>
          <svg:desc>20§latex§no§svg§600§FALSE§</svg:desc>
          <draw:polygon draw:style-name="gr4" draw:layer="layout" svg:width="0.743cm" svg:height="0.303cm" svg:x="8.201cm" svg:y="6.25cm" svg:viewBox="0 0 744 304" draw:points="372,304 0,304 0,0 744,0 744,304">
            <text:p/>
          </draw:polygon>
          <draw:path draw:style-name="gr5" draw:layer="layout" svg:width="0.355cm" svg:height="0.311cm" svg:x="8.223cm" svg:y="6.242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layer="layout" svg:width="0.313cm" svg:height="0.323cm" svg:x="8.611cm" svg:y="6.238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</draw:g>
        <draw:g>
          <svg:title>TexMaths</svg:title>
          <svg:desc>20§latex§yes§svg§600§FALSE§</svg:desc>
          <draw:polygon draw:style-name="gr4" draw:layer="layout" svg:width="0.943cm" svg:height="0.441cm" svg:x="12.3cm" svg:y="12.95cm" svg:viewBox="0 0 944 442" draw:points="472,442 0,442 0,0 944,0 944,442">
            <text:p/>
          </draw:polygon>
          <draw:path draw:style-name="gr5" draw:layer="layout" svg:width="0.345cm" svg:height="0.449cm" svg:x="12.314cm" svg:y="12.95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5" draw:layer="layout" svg:width="0.273cm" svg:height="0.323cm" svg:x="12.672cm" svg:y="12.93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layer="layout" svg:width="0.231cm" svg:height="0.323cm" svg:x="12.988cm" svg:y="12.938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</draw:g>
        <draw:g>
          <svg:title>TexMaths</svg:title>
          <svg:desc>20§latex§no§svg§600§FALSE§</svg:desc>
          <draw:polygon draw:style-name="gr4" draw:layer="layout" svg:width="0.743cm" svg:height="0.303cm" svg:x="14.402cm" svg:y="10.451cm" svg:viewBox="0 0 744 304" draw:points="372,304 0,304 0,0 744,0 744,304">
            <text:p/>
          </draw:polygon>
          <draw:path draw:style-name="gr5" draw:layer="layout" svg:width="0.355cm" svg:height="0.311cm" svg:x="14.424cm" svg:y="10.44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layer="layout" svg:width="0.313cm" svg:height="0.323cm" svg:x="14.812cm" svg:y="10.439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</draw:g>
        <draw:custom-shape draw:style-name="gr1" draw:text-style-name="P5" xml:id="id3" draw:id="id3" draw:layer="layout" svg:width="3.9cm" svg:height="2.4cm" svg:x="9.901cm" svg:y="9.801cm">
          <text:p text:style-name="P5"><text:span text:style-name="T3">Pre-fetched</text:span></text:p>
          <text:p text:style-name="P5"><text:span text:style-name="T3">AV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xml:id="id8" draw:id="id8" draw:layer="layout" svg:width="6.1cm" svg:height="1.5cm" svg:x="15.4cm" svg:y="14.3cm">
          <text:p text:style-name="P4"><text:span text:style-name="T1">- Fetch an AV from the HN</text:span></text:p>
          <text:p text:style-name="P4"><text:span text:style-name="T1">- Run UMTS/LTE AKA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5" draw:id="id5" draw:layer="layout" svg:width="3.9cm" svg:height="2.4cm" svg:x="16.502cm" svg:y="9.802cm">
          <text:p text:style-name="P5"><text:span text:style-name="T3">HN is fa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7" draw:id="id7" draw:layer="layout" svg:width="3.2cm" svg:height="1cm" svg:x="22.6cm" svg:y="10.5cm">
          <text:p text:style-name="P3"><text:span text:style-name="T2">Run PEFMA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20.402cm" svg:y1="11.002cm" svg:x2="22.6cm" svg:y2="11cm" draw:start-shape="id5" draw:start-glue-point="7" draw:end-shape="id7" draw:end-glue-point="3" svg:d="M20402 11002c1650 0 551-2 2198-2" svg:viewBox="0 0 2199 3">
          <text:p/>
        </draw:connector>
        <draw:connector draw:style-name="gr6" draw:text-style-name="P2" draw:layer="layout" draw:type="curve" svg:x1="18.452cm" svg:y1="12.202cm" svg:x2="18.45cm" svg:y2="14.3cm" draw:start-shape="id5" draw:start-glue-point="6" draw:end-shape="id8" draw:end-glue-point="0" svg:d="M18452 12202c0 1575-2 526-2 2098" svg:viewBox="0 0 3 2099">
          <text:p/>
        </draw:connector>
        <draw:g>
          <svg:title>TexMaths</svg:title>
          <svg:desc>20§latex§yes§svg§600§FALSE§</svg:desc>
          <draw:polygon draw:style-name="gr4" draw:layer="layout" svg:width="0.943cm" svg:height="0.441cm" svg:x="20.7cm" svg:y="10.351cm" svg:viewBox="0 0 944 442" draw:points="472,442 0,442 0,0 944,0 944,442">
            <text:p/>
          </draw:polygon>
          <draw:path draw:style-name="gr5" draw:layer="layout" svg:width="0.345cm" svg:height="0.449cm" svg:x="20.714cm" svg:y="10.351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5" draw:layer="layout" svg:width="0.273cm" svg:height="0.323cm" svg:x="21.072cm" svg:y="10.339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5" draw:layer="layout" svg:width="0.231cm" svg:height="0.323cm" svg:x="21.388cm" svg:y="10.339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</draw:g>
        <draw:g>
          <svg:title>TexMaths</svg:title>
          <svg:desc>20§latex§no§svg§600§FALSE§</svg:desc>
          <draw:polygon draw:style-name="gr4" draw:layer="layout" svg:width="0.743cm" svg:height="0.303cm" svg:x="18.802cm" svg:y="12.851cm" svg:viewBox="0 0 744 304" draw:points="372,304 0,304 0,0 744,0 744,304">
            <text:p/>
          </draw:polygon>
          <draw:path draw:style-name="gr5" draw:layer="layout" svg:width="0.355cm" svg:height="0.311cm" svg:x="18.824cm" svg:y="12.84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5" draw:layer="layout" svg:width="0.313cm" svg:height="0.323cm" svg:x="19.212cm" svg:y="12.839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</draw:g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han A</meta:initial-creator>
    <meta:creation-date>2017-09-01T13:56:23.304287741</meta:creation-date>
    <dc:date>2017-09-01T15:07:45.112641594</dc:date>
    <dc:creator>Khan A</dc:creator>
    <meta:editing-duration>PT54M58S</meta:editing-duration>
    <meta:editing-cycles>6</meta:editing-cycles>
    <meta:generator>LibreOffice/4.2.8.2$Linux_X86_64 LibreOffice_project/420m0$Build-2</meta:generator>
    <meta:document-statistic meta:object-count="65"/>
  </office:meta>
</office:document-meta>
</file>